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6c9" officeooo:paragraph-rsid="001686c9"/>
    </style:style>
    <style:style style:name="P2" style:family="paragraph" style:parent-style-name="Standard">
      <style:text-properties officeooo:rsid="001686c9" officeooo:paragraph-rsid="001686c9"/>
    </style:style>
    <style:style style:name="T1" style:family="text">
      <style:text-properties officeooo:rsid="0019bc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NTZER<text:tab/><text:tab/><text:tab/><text:tab/><text:tab/><text:tab/><text:tab/><text:tab/><text:tab/><text:tab/><text:tab/> <text:s text:c="8"/>Info2</text:p>
      <text:p text:style-name="P1">Kévin</text:p>
      <text:p text:style-name="Title">Compte rendu Tp<text:span text:style-name="T1">8</text:span></text:p>
      <text:h text:style-name="Heading_20_1" text:outline-level="1">HTTP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38:28.845000000</meta:creation-date>
    <dc:date>2017-12-17T22:39:31.244000000</dc:date>
    <meta:editing-duration>PT1M4S</meta:editing-duration>
    <meta:editing-cycles>1</meta:editing-cycles>
    <meta:document-statistic meta:table-count="0" meta:image-count="0" meta:object-count="0" meta:page-count="1" meta:paragraph-count="4" meta:word-count="7" meta:character-count="58" meta:non-whitespace-character-count="36"/>
    <meta:generator>LibreOffice/5.1.5.2$Windows_x86 LibreOffice_project/7a864d8825610a8c07cfc3bc01dd4fce6a9447e5</meta:generator>
  </office:meta>
</office:document-meta>
</file>